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24504E19ED81A9B.png" manifest:media-type="image/png"/>
  <manifest:file-entry manifest:full-path="Pictures/100000000000055600000300DFC4CC0D2B037E13.png" manifest:media-type="image/png"/>
  <manifest:file-entry manifest:full-path="Pictures/10000000000005560000030074DFB219639767A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cm" svg:y="0cm" svg:width="17.59cm" svg:height="9.888cm" draw:z-index="0"><draw:image xlink:href="Pictures/10000000000005560000030074DFB219639767AC.png" xlink:type="simple" xlink:show="embed" xlink:actuate="onLoad"/></draw:frame></text:p>
      <text:p text:style-name="Standard"/>
      <text:p text:style-name="Standard"><draw:frame draw:style-name="fr1" draw:name="Imagen2" text:anchor-type="paragraph" svg:x="0cm" svg:y="1cm" svg:width="17.59cm" svg:height="9.888cm" draw:z-index="1"><draw:image xlink:href="Pictures/100000000000055600000300DFC4CC0D2B037E1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n3" text:anchor-type="paragraph" svg:width="17.59cm" svg:height="9.888cm" draw:z-index="2"><draw:image xlink:href="Pictures/100000000000055600000300A24504E19ED81A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uma </meta:initial-creator>
    <meta:creation-date>2018-04-06T01:43:03.723408151</meta:creation-date>
    <dc:date>2018-04-06T01:45:08.356457197</dc:date>
    <dc:creator>schuma </dc:creator>
    <meta:editing-duration>PT9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5.0.3.2$Linux_X86_64 LibreOffice_project/00m0$Build-2</meta:generator>
  </office:meta>
</office:document-meta>
</file>